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64b1" officeooo:paragraph-rsid="000464b1" style:font-weight-asian="bold" style:font-weight-complex="bold"/>
    </style:style>
    <style:style style:name="P2" style:family="paragraph" style:parent-style-name="Standard">
      <style:text-properties fo:font-size="10.5pt" fo:font-weight="bold" officeooo:rsid="000464b1" officeooo:paragraph-rsid="000464b1" style:font-size-asian="10.5pt" style:font-weight-asian="bold" style:font-size-complex="10.5pt" style:font-weight-complex="bold"/>
    </style:style>
    <style:style style:name="P3" style:family="paragraph" style:parent-style-name="Standard" style:list-style-name="L1">
      <style:text-properties fo:font-size="11.5pt" fo:font-weight="bold" officeooo:rsid="000464b1" officeooo:paragraph-rsid="000464b1" style:font-size-asian="11.5pt" style:font-weight-asian="bold" style:font-size-complex="11.5pt" style:font-weight-complex="bold"/>
    </style:style>
    <style:style style:name="P4" style:family="paragraph" style:parent-style-name="Standard">
      <style:text-properties fo:font-size="11.5pt" fo:font-weight="bold" officeooo:rsid="000464b1" officeooo:paragraph-rsid="000464b1" style:font-size-asian="11.5pt" style:font-weight-asian="bold" style:font-size-complex="11.5pt" style:font-weight-complex="bold"/>
    </style:style>
    <style:style style:name="P5" style:family="paragraph" style:parent-style-name="Standard" style:list-style-name="L3">
      <style:text-properties fo:font-size="11.5pt" fo:font-weight="bold" officeooo:rsid="000df020" officeooo:paragraph-rsid="000df020" style:font-size-asian="11.5pt" style:font-weight-asian="bold" style:font-size-complex="11.5pt" style:font-weight-complex="bold"/>
    </style:style>
    <style:style style:name="P6" style:family="paragraph" style:parent-style-name="Standard" style:list-style-name="L2">
      <style:text-properties fo:font-size="11.5pt" fo:font-weight="bold" officeooo:rsid="000c7d66" officeooo:paragraph-rsid="000c7d66" style:font-size-asian="11.5pt" style:font-weight-asian="bold" style:font-size-complex="11.5pt" style:font-weight-complex="bold"/>
    </style:style>
    <style:style style:name="T1" style:family="text">
      <style:text-properties officeooo:rsid="0005773f"/>
    </style:style>
    <style:style style:name="T2" style:family="text">
      <style:text-properties officeooo:rsid="00061d2a"/>
    </style:style>
    <style:style style:name="T3" style:family="text">
      <style:text-properties officeooo:rsid="000642c0"/>
    </style:style>
    <style:style style:name="T4" style:family="text">
      <style:text-properties officeooo:rsid="0006455b"/>
    </style:style>
    <style:style style:name="T5" style:family="text">
      <style:text-properties officeooo:rsid="000940e7"/>
    </style:style>
    <style:style style:name="T6" style:family="text">
      <style:text-properties officeooo:rsid="000ab7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ución de problemas:</text:p>
      <text:p text:style-name="P2"/>
      <text:list xml:id="list3957138346" text:style-name="L1">
        <text:list-item>
          <text:p text:style-name="P3">Habilidades para resolver un problema.</text:p>
        </text:list-item>
        <text:list-item>
          <text:p text:style-name="P3">Problemas reactivos y productivos.</text:p>
        </text:list-item>
        <text:list-item>
          <text:p text:style-name="P3">Metodología para solución de problemas.</text:p>
        </text:list-item>
        <text:list-item>
          <text:p text:style-name="P3">Definición del problema.</text:p>
        </text:list-item>
        <text:list-item>
          <text:p text:style-name="P3">Análisis del problema.</text:p>
        </text:list-item>
        <text:list-item>
          <text:p text:style-name="P3">Diseño de la solución.</text:p>
        </text:list-item>
        <text:list-item>
          <text:p text:style-name="P3">Codificación.</text:p>
        </text:list-item>
        <text:list-item>
          <text:p text:style-name="P3">Prueba y depuración.</text:p>
        </text:list-item>
        <text:list-item>
          <text:p text:style-name="P3">Documentación.</text:p>
        </text:list-item>
      </text:list>
      <text:p text:style-name="P4"/>
      <text:p text:style-name="P4">Habilidades para resolver un problema: <text:span text:style-name="T1">Fijación Funcional, </text:span><text:span text:style-name="T2">Información Irrelevante o Engañosa, Supuestos, Razonamiento.</text:span></text:p>
      <text:p text:style-name="P4"/>
      <text:p text:style-name="P4">Problemas reactivos y productivos: <text:span text:style-name="T2">problemas que pueden tener una solución en el futuro.</text:span></text:p>
      <text:p text:style-name="P4"/>
      <text:p text:style-name="P4">Metodología para solución de problemas: <text:span text:style-name="T3">seguir una serie de pasos que permitan avanzar por etapas bien definadas. (Definición del problema, Análisis del problema, Desarrollo de Algoritmos, Codificación y Documentación, Prueba y Depuración y Mantenimiento.)</text:span></text:p>
      <text:p text:style-name="P4"/>
      <text:p text:style-name="P4">Definición del problema: <text:span text:style-name="T3">Recolectar Información, Investigar palabras desconocidas, Quitar información irrelevante, Conocer que se quiere obtener.</text:span></text:p>
      <text:p text:style-name="P4"/>
      <text:p text:style-name="P4">Análisis del problema: <text:span text:style-name="T4">Analizar todo para solucionar el problema como: Factores que impiden la resolución del problema, Evaluar posibles impactos, Crear serie preguntas,(¿Conque cuento?,¿Qué hago con estos datos?, ¿Qué se espera obtener?),Clasificar el problema. </text:span></text:p>
      <text:p text:style-name="P4"/>
      <text:p text:style-name="P4">Diseño de la solución: <text:span text:style-name="T5">Proceso de diseñar la lógica de modelando y desarrollo de algoritmos, se utiliza Ṕseudocódigo o Diagrama de Flujo las cuales se utilizan para el diseño de algoritmos dediferentes métodos de clase.</text:span></text:p>
      <text:p text:style-name="P4"/>
      <text:p text:style-name="P4">Codificación. <text:span text:style-name="T6">Conversión de un algoritmo en programa, utilizando un lenguaje de programación.</text:span></text:p>
      <text:p text:style-name="P4"/>
      <text:p text:style-name="P4">Prueba y depuración: </text:p>
      <text:p text:style-name="P4"/>
      <text:list xml:id="list1327343186" text:style-name="L3">
        <text:list-item>
          <text:p text:style-name="P5">Prueba: Trata de captura de datos hasta que no haya errores en el sistema (Sintáticos y Lógicos.)</text:p>
          <text:p text:style-name="P5"/>
        </text:list-item>
        <text:list-item>
          <text:p text:style-name="P5">Depuración: proceso de encontrar errores del programa y corregir o eliminar dichos errores.</text:p>
        </text:list-item>
      </text:list>
      <text:p text:style-name="P4"/>
      <text:p text:style-name="P4">Documentación:</text:p>
      <text:p text:style-name="P4"/>
      <text:list xml:id="list251715196" text:style-name="L2">
        <text:list-item>
          <text:p text:style-name="P6">Documentación interna: comentarios que se realizan internamente en la aplicación, con obejtivo de facilitar entendimiento de rutinas de programación utilizadas.</text:p>
          <text:p text:style-name="P6"/>
        </text:list-item>
        <text:list-item>
          <text:p text:style-name="P6">Dcumentación externa: incluye análisis, diagramas de flujo y/o pseudocódigos, manueales de usuario con instrucciones para ejecutar programa e interpretar resultados.</text:p>
          <text:p text:style-name="P6"/>
        </text:list-item>
        <text:list-item>
          <text:p text:style-name="P6">Manual de Usuario: documento de comunicación técnica destinado a dar asistencia a personas que utilizan un sistema en particular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23:39:05.102468361</meta:creation-date>
    <dc:date>2021-06-29T01:39:53.295582692</dc:date>
    <meta:editing-duration>PT1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299" meta:character-count="2125" meta:non-whitespace-character-count="1865"/>
  </office:meta>
</office:document-meta>
</file>